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34d17" officeooo:paragraph-rsid="00034d17" style:font-size-asian="14pt" style:font-size-complex="16pt"/>
    </style:style>
    <style:style style:name="P2" style:family="paragraph" style:parent-style-name="Standard">
      <style:text-properties fo:color="#ffffff" fo:font-size="16pt" officeooo:rsid="00034d17" officeooo:paragraph-rsid="00034d17" fo:background-color="#00508f" style:font-size-asian="14pt" style:font-size-complex="16pt"/>
    </style:style>
    <style:style style:name="P3" style:family="paragraph" style:parent-style-name="Standard">
      <style:text-properties fo:color="#ffffff" fo:font-size="16pt" officeooo:rsid="00034d17" officeooo:paragraph-rsid="00034d17" fo:background-color="#21409a" style:font-size-asian="14pt" style:font-size-complex="16pt"/>
    </style:style>
    <style:style style:name="P4" style:family="paragraph" style:parent-style-name="Standard">
      <style:text-properties fo:color="#ffffff" fo:font-size="24pt" officeooo:rsid="00034d17" officeooo:paragraph-rsid="00034d17" fo:background-color="#00508f" style:font-size-asian="24pt" style:font-size-complex="24pt"/>
    </style:style>
    <style:style style:name="P5" style:family="paragraph" style:parent-style-name="Standard">
      <style:text-properties fo:color="#111111" fo:font-size="16pt" officeooo:rsid="00034d17" officeooo:paragraph-rsid="00034d17" style:font-size-asian="14pt" style:font-size-complex="16pt"/>
    </style:style>
    <style:style style:name="P6" style:family="paragraph" style:parent-style-name="Standard">
      <style:text-properties fo:color="#111111" fo:font-size="16pt" officeooo:rsid="00044b17" officeooo:paragraph-rsid="00044b17" style:font-size-asian="14pt" style:font-size-complex="16pt"/>
    </style:style>
    <style:style style:name="T1" style:family="text">
      <style:text-properties officeooo:rsid="00044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fael Dantas Gomes</text:p>
      <text:p text:style-name="P4"/>
      <text:p text:style-name="P5">idade: 18 anos</text:p>
      <text:p text:style-name="P5">Email: <text:a xlink:type="simple" xlink:href="mailto:rafaeld.g@outlook.com" text:style-name="Internet_20_link" text:visited-style-name="Visited_20_Internet_20_Link">rafaeld.g</text:a><text:a xlink:type="simple" xlink:href="mailto:rafaeld.g@outlook.com" text:style-name="Internet_20_link" text:visited-style-name="Visited_20_Internet_20_Link"><text:span text:style-name="T1">@outlook.com</text:span></text:a></text:p>
      <text:p text:style-name="P6">Endereço: Rua Alinda Scharz Schmidt, 155, casa 2, Três rios do sul, CEP 89254-225, Jaraguá do sul – sc</text:p>
      <text:p text:style-name="P6">Telefone: (47) 98875-7508, contato: (47) 98903-9644 Jonathan de Souza</text:p>
      <text:p text:style-name="P1"/>
      <text:p text:style-name="P2">Síntese de qualificações</text:p>
      <text:p text:style-name="P1"/>
      <text:p text:style-name="P1">- Conhecimento básico de informática</text:p>
      <text:p text:style-name="P1">- Facilidade em lidar com as tecnologias</text:p>
      <text:p text:style-name="P1">- Disposição para aprender</text:p>
      <text:p text:style-name="P1"/>
      <text:p text:style-name="P1"/>
      <text:p text:style-name="P2">Formação acadêmica (Escolaridade)</text:p>
      <text:p text:style-name="P1"/>
      <text:p text:style-name="P1">- Ensino médio completo (Concluído em 2017)</text:p>
      <text:p text:style-name="P1">- Cursou primeiro semestre de analise e desenvolvimento de sistemas (Iniciado em 2018)</text:p>
      <text:p text:style-name="P1"/>
      <text:p text:style-name="P1"/>
      <text:p text:style-name="P2">Conhecimentos na área de informática</text:p>
      <text:p text:style-name="P1"/>
      <text:p text:style-name="P1">- Lógica de programação</text:p>
      <text:p text:style-name="P1">- Java orientado a objetos</text:p>
      <text:p text:style-name="P1">- HTML5</text:p>
      <text:p text:style-name="P1">- CSS3</text:p>
      <text:p text:style-name="P1"/>
      <text:p text:style-name="P1"/>
      <text:p text:style-name="P3">Descrição pessoal</text:p>
      <text:p text:style-name="P1"/>
      <text:p text:style-name="P1">Estou disposto a aprender sempre procuro melhoria contínua, possuo conhecimento abrangente em informática. Domino um leque de softwares e plataformas, e estou sempre entusiasmado para</text:p>
      <text:p text:style-name="P1">aperfeiçoar meu trabal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6:11:50.713436590</meta:creation-date>
    <dc:date>2019-01-18T16:36:02.121830405</dc:date>
    <meta:editing-duration>PT3M50S</meta:editing-duration>
    <meta:editing-cycles>1</meta:editing-cycles>
    <meta:document-statistic meta:table-count="0" meta:image-count="0" meta:object-count="0" meta:page-count="1" meta:paragraph-count="20" meta:word-count="125" meta:character-count="843" meta:non-whitespace-character-count="737"/>
    <meta:generator>LibreOffice/6.0.7.3$Linux_X86_64 LibreOffice_project/00m0$Build-3</meta:generator>
  </office:meta>
</office:document-meta>
</file>